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OleObj26" manifest:media-type="application/octet-stream"/>
  <manifest:file-entry manifest:full-path="OleObj27" manifest:media-type="application/octet-stream"/>
  <manifest:file-entry manifest:full-path="OleObj28" manifest:media-type="application/octet-stream"/>
  <manifest:file-entry manifest:full-path="OleObj29" manifest:media-type="application/octet-stream"/>
  <manifest:file-entry manifest:full-path="OleObj30" manifest:media-type="application/octet-stream"/>
  <manifest:file-entry manifest:full-path="OleObj31" manifest:media-type="application/octet-stream"/>
  <manifest:file-entry manifest:full-path="OleObj32" manifest:media-type="application/octet-stream"/>
  <manifest:file-entry manifest:full-path="OleObj33" manifest:media-type="application/octet-stream"/>
  <manifest:file-entry manifest:full-path="OleObj34" manifest:media-type="application/octet-stream"/>
  <manifest:file-entry manifest:full-path="OleObj35" manifest:media-type="application/octet-stream"/>
  <manifest:file-entry manifest:full-path="OleObj3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fo:font-family="Calibri" style:font-family-asian="Calibri" style:font-family-complex="Calibri" fo:background-color="transparent" fo:color="#4f81bd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fo:color="#2a6099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fo:color="#2a6099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fo:color="#2a6099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fo:color="#2a6099"/>
    </style:style>
    <style:style style:name="T16" style:family="text">
      <style:text-properties fo:font-size="14.00pt" fo:font-weight="normal" fo:font-family="Calibri" style:font-family-asian="Calibri" style:font-family-complex="Calibri" fo:background-color="transparent" fo:color="#2a6099"/>
    </style:style>
    <style:style style:name="T17" style:family="text">
      <style:text-properties fo:font-size="14.00pt" fo:font-weight="bold" fo:font-family="Calibri" style:font-family-asian="Calibri" style:font-family-complex="Calibri" fo:background-color="transparent" fo:color="#2a6099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26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fo:color="#4f81bd"/>
    </style:style>
    <style:style style:name="T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39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40" style:family="text">
      <style:text-properties fo:font-size="14.00pt" fo:font-weight="normal" fo:font-family="Calibri" style:font-family-asian="Calibri" style:font-family-complex="Calibri" fo:background-color="transparent" fo:color="#4f81bd"/>
    </style:style>
    <style:style style:name="T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52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4.00pt" fo:font-weight="bold" fo:font-family="Calibri" style:font-family-asian="Calibri" style:font-family-complex="Calibri" fo:background-color="transparent" fo:color="#3465a4"/>
    </style:style>
    <style:style style:name="T58" style:family="text">
      <style:text-properties fo:font-size="14.00pt" fo:font-weight="bold" fo:font-family="Calibri" style:font-family-asian="Calibri" style:font-family-complex="Calibri" fo:background-color="transparent" fo:color="#3465a4"/>
    </style:style>
    <style:style style:name="T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4.00pt" fo:font-weight="bold" fo:font-family="Calibri" style:font-family-asian="Calibri" style:font-family-complex="Calibri" fo:background-color="transparent" fo:color="#3465a4"/>
    </style:style>
    <style:style style:name="T66" style:family="text">
      <style:text-properties fo:font-size="14.00pt" fo:font-weight="bold" fo:font-family="Calibri" style:font-family-asian="Calibri" style:font-family-complex="Calibri" fo:background-color="transparent" fo:color="#3465a4"/>
    </style:style>
    <style:style style:name="T67" style:family="text">
      <style:text-properties fo:font-size="14.00pt" fo:font-weight="normal" fo:font-family="Calibri" style:font-family-asian="Calibri" style:font-family-complex="Calibri" fo:background-color="transparent" fo:color="#5983b0"/>
    </style:style>
    <style:style style:name="T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74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75" style:family="text">
      <style:text-properties fo:font-size="14.00pt" fo:font-weight="normal" fo:font-family="Calibri" style:font-family-asian="Calibri" style:font-family-complex="Calibri" fo:background-color="transparent" fo:color="#4f81bd"/>
    </style:style>
    <style:style style:name="T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4.00pt" fo:font-weight="normal" fo:font-family="Calibri" style:font-family-asian="Calibri" style:font-family-complex="Calibri" fo:background-color="transparent" fo:color="#4f81bd"/>
    </style:style>
    <style:style style:name="T82" style:family="text">
      <style:text-properties fo:font-size="14.00pt" fo:font-weight="normal" fo:font-family="Calibri" style:font-family-asian="Calibri" style:font-family-complex="Calibri" fo:background-color="transparent" fo:color="#4f81bd"/>
    </style:style>
    <style:style style:name="T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4.00pt" fo:font-weight="normal" fo:font-family="Calibri" style:font-family-asian="Calibri" style:font-family-complex="Calibri" fo:background-color="transparent" fo:color="#4f81bd"/>
    </style:style>
    <style:style style:name="T89" style:family="text">
      <style:text-properties fo:font-size="14.00pt" fo:font-weight="normal" fo:font-family="Calibri" style:font-family-asian="Calibri" style:font-family-complex="Calibri" fo:background-color="transparent" fo:color="#4f81bd"/>
    </style:style>
    <style:style style:name="T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96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103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1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110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1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124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1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141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1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4.00pt" fo:font-weight="normal" fo:font-family="Calibri" style:font-family-asian="Calibri" style:font-family-complex="Calibri" fo:background-color="transparent" fo:color="#4f81bd"/>
    </style:style>
    <style:style style:name="T154" style:family="text">
      <style:text-properties fo:font-size="14.00pt" fo:font-weight="normal" fo:font-family="Calibri" style:font-family-asian="Calibri" style:font-family-complex="Calibri" fo:background-color="transparent" fo:color="#4f81bd"/>
    </style:style>
    <style:style style:name="T1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4.00pt" fo:font-weight="normal" fo:font-family="Calibri" style:font-family-asian="Calibri" style:font-family-complex="Calibri" fo:background-color="transparent" fo:color="#4f81bd"/>
    </style:style>
    <style:style style:name="T161" style:family="text">
      <style:text-properties fo:font-size="14.00pt" fo:font-weight="normal" fo:font-family="Calibri" style:font-family-asian="Calibri" style:font-family-complex="Calibri" fo:background-color="transparent" fo:color="#4f81bd"/>
    </style:style>
    <style:style style:name="T1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170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1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186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1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193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1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199" style:family="text">
      <style:text-properties fo:font-size="14.00pt" fo:font-weight="bold" fo:font-family="Calibri" style:font-family-asian="Calibri" style:font-family-complex="Calibri" fo:background-color="transparent" fo:color="#4f81bd"/>
    </style:style>
    <style:style style:name="T2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4.00pt" fo:font-weight="normal" fo:font-family="Calibri" style:font-family-asian="Calibri" style:font-family-complex="Calibri" fo:background-color="transparent" fo:color="#4f81bd"/>
    </style:style>
    <style:style style:name="T210" style:family="text">
      <style:text-properties fo:font-size="14.00pt" fo:font-weight="normal" fo:font-family="Calibri" style:font-family-asian="Calibri" style:font-family-complex="Calibri" fo:background-color="transparent" fo:color="#4f81bd"/>
    </style:style>
    <style:style style:name="T2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justify" fo:margin-left="36.00pt" fo:text-indent="0.00pt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justify" fo:margin-left="36.00pt" fo:text-indent="0.00pt"/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left"/>
    </style:style>
  </office:automatic-styles>
  <office:body>
    <office:text>
      <text:p text:style-name="P1"><text:span text:style-name="T1">Introducción a Shell</text:span></text:p>
      <text:p text:style-name="P1"><text:span text:style-name="T2"/></text:p>
      <text:p text:style-name="P1"><text:span text:style-name="T3">Directorios:</text:span></text:p>
      <text:p text:style-name="P2"><text:span text:style-name="T4"/></text:p>
      <text:p text:style-name="P2"><text:span text:style-name="T5">•</text:span><text:span text:style-name="T6"><text:s/></text:span><text:span text:style-name="T7">mkdir</text:span><text:span text:style-name="T8"><text:s/></text:span><text:span text:style-name="T9">–</text:span><text:span text:style-name="T10"><text:s/>Creación de directorio, crear carpetas.</text:span></text:p>
      <text:p text:style-name="P2"><text:span text:style-name="T11"/></text:p>
      <text:p text:style-name="P2"><draw:frame text:anchor-type="as-char" svg:width="144.20mm" svg:height="39.95mm" style:rel-width="scale" style:rel-height="scale"><draw:object-ole xlink:href="OleObj1"/><draw:image xlink:href="ObjectReplacements/OleObj1"/></draw:frame><text:span text:style-name="T11"/></text:p>
      <text:p text:style-name="P2"><text:span text:style-name="T11"/></text:p>
      <text:p text:style-name="P2"><text:span text:style-name="T12"><text:tab/>-v:<text:s/></text:span><text:span text:style-name="T13">verbose. Enseña una línea con confirmación de la carpeta creada.</text:span></text:p>
      <text:p text:style-name="P2"><text:span text:style-name="T14"/></text:p>
      <text:p text:style-name="P2"><text:span text:style-name="T14"/></text:p>
      <text:p text:style-name="P2"><text:span text:style-name="T15">•</text:span><text:span text:style-name="T16"><text:s/></text:span><text:span text:style-name="T17">rmdir</text:span><text:span text:style-name="T18">. Borra directorios si están vacios.</text:span></text:p>
      <text:p text:style-name="P2"><draw:frame text:anchor-type="as-char" svg:width="155.05mm" svg:height="80.17mm" style:rel-width="scale" style:rel-height="scale"><draw:object-ole xlink:href="OleObj2"/><draw:image xlink:href="ObjectReplacements/OleObj2"/></draw:frame><text:span text:style-name="T20"><text:tab/></text:span><text:span text:style-name="T21">-p:<text:s/></text:span><text:span text:style-name="T22">borra familias de carpetas si están vacías.</text:span></text:p>
      <text:p text:style-name="P2"><text:span text:style-name="T23"/></text:p>
      <text:p text:style-name="P2"><draw:frame text:anchor-type="as-char" svg:width="152.40mm" svg:height="50.27mm" style:rel-width="scale" style:rel-height="scale"><draw:object-ole xlink:href="OleObj3"/><draw:image xlink:href="ObjectReplacements/OleObj3"/></draw:frame><text:span text:style-name="T23"/></text:p>
      <text:p text:style-name="P2"><text:span text:style-name="T23"/></text:p>
      <text:p text:style-name="P2"><text:span text:style-name="T24"><text:s text:c="10"/></text:span></text:p>
      <text:p text:style-name="P2"><text:span text:style-name="T25">•</text:span><text:span text:style-name="T26"><text:s/>pwd</text:span><text:span text:style-name="T27">.<text:s/></text:span><text:span text:style-name="T28">Te muestra el nombre del directorio actual, es decir, donde estás posicionado.</text:span></text:p>
      <text:p text:style-name="P2"><text:span text:style-name="T29"/></text:p>
      <text:p text:style-name="P2"><text:span text:style-name="T30">He creado un enlace simbólico a un directorio con ln -s rutaDirectorio nombreEnlaceSimbólico. Con esto hago un enlace que apunta directamente a la ruta del directorio que le hemos especificado.</text:span></text:p>
      <text:p text:style-name="P2"><draw:frame text:anchor-type="as-char" svg:width="152.40mm" svg:height="61.65mm" style:rel-width="scale" style:rel-height="scale"><draw:object-ole xlink:href="OleObj4"/><draw:image xlink:href="ObjectReplacements/OleObj4"/></draw:frame><text:span text:style-name="T31"/></text:p>
      <text:p text:style-name="P2"><text:span text:style-name="T31"/></text:p>
      <text:p text:style-name="P2"><text:span text:style-name="T32"><text:tab/>-L:<text:s/></text:span><text:span text:style-name="T33">Resuelve los enlaces simbólicos en la ruta del directorio actual y muestra la ruta "lógica". Es decir, mostrará la ruta como se sigue a través de cualquier enlace simbólico presente.</text:span></text:p>
      <text:p text:style-name="P2"><text:span text:style-name="T34"/></text:p>
      <text:p text:style-name="P2"><text:span text:style-name="T35"><text:tab/>-P:<text:s/></text:span><text:span text:style-name="T36">muestra la ruta física sin seguir enlaces simbólicos.</text:span></text:p>
      <text:p text:style-name="P2"><text:span text:style-name="T37"/></text:p>
      <text:p text:style-name="P2"><text:span text:style-name="T37"/></text:p>
      <text:p text:style-name="P2"><text:span text:style-name="T38">•</text:span><text:span text:style-name="T39"><text:s/>mount.</text:span><text:span text:style-name="T40"><text:s/></text:span><text:span text:style-name="T41">Montar particiones en un dispositivo con un sistema de ficheros.</text:span></text:p>
      <text:p text:style-name="P2"><draw:frame text:anchor-type="as-char" svg:width="152.40mm" svg:height="128.59mm" style:rel-width="scale" style:rel-height="scale"><draw:object-ole xlink:href="OleObj5"/><draw:image xlink:href="ObjectReplacements/OleObj5"/></draw:frame><text:span text:style-name="T42"/></text:p>
      <text:p text:style-name="P2"><text:span text:style-name="T43">Lo he intentado en el propio disco intentando desmontar alguna de las particiones actuales con umount porque no tengo un pendrive para pruebas e intentar montarlo de nuevo, a ver que pasaba con el comando fdisk... pero desmonta todo y obviamente da error, no se como hacerlo con una parte solo y si siquiera es posible. Lo intenté antes sin desmontarlo, me daba error. Me detengo antes de cargarme la máquina.</text:span></text:p>
      <text:p text:style-name="P2"><text:span text:style-name="T44"/></text:p>
      <text:p text:style-name="P2"><text:span text:style-name="T45">Lo intento con otra partición.</text:span></text:p>
      <text:p text:style-name="P2"><draw:frame text:anchor-type="as-char" svg:width="152.40mm" svg:height="19.58mm" style:rel-width="scale" style:rel-height="scale"><draw:object-ole xlink:href="OleObj6"/><draw:image xlink:href="ObjectReplacements/OleObj6"/></draw:frame><text:span text:style-name="T46"/></text:p>
      <text:p text:style-name="P2"><text:span text:style-name="T47">Sistema de archivo no válido, me dispongo a formatear la partición para mnt.</text:span></text:p>
      <text:p text:style-name="P2"><draw:frame text:anchor-type="as-char" svg:width="139.96mm" svg:height="27.25mm" style:rel-width="scale" style:rel-height="scale"><draw:object-ole xlink:href="OleObj7"/><draw:image xlink:href="ObjectReplacements/OleObj7"/></draw:frame><text:span text:style-name="T48"/></text:p>
      <text:p text:style-name="P2"><text:span text:style-name="T49">Me dice que ya está montado. Ahora sí que paro. Igual hacer esto en el propio disco en un despropósito.</text:span></text:p>
      <text:p text:style-name="P2"><text:span text:style-name="T50"/></text:p>
      <text:p text:style-name="P2"><text:span text:style-name="T50"/></text:p>
      <text:p text:style-name="P2"><text:span text:style-name="T51">•</text:span><text:span text:style-name="T52"><text:s/>umount.<text:s/></text:span><text:span text:style-name="T53">Sirve para desmontar sistemas de ficheros ya montados en un dispositivo. </text:span></text:p>
      <text:p text:style-name="P2"><text:span text:style-name="T54"/></text:p>
      <text:p text:style-name="P2"><text:span text:style-name="T54"/></text:p>
      <text:p text:style-name="P3"><text:span text:style-name="T55">Arquivos: </text:span></text:p>
      <text:p text:style-name="P4"><text:span text:style-name="T56"/></text:p>
      <text:p text:style-name="P4"><text:span text:style-name="T57">•</text:span><text:span text:style-name="T58"><text:s/>rm:</text:span><text:span text:style-name="T59"><text:s/>para borrar archivos y carpetas.</text:span></text:p>
      <text:p text:style-name="P4"><text:span text:style-name="T60"/></text:p>
      <text:p text:style-name="P4"><draw:frame text:anchor-type="as-char" svg:width="166.69mm" svg:height="79.64mm" style:rel-width="scale" style:rel-height="scale"><draw:object-ole xlink:href="OleObj8"/><draw:image xlink:href="ObjectReplacements/OleObj8"/></draw:frame><text:span text:style-name="T60"/></text:p>
      <text:p text:style-name="P4"><text:span text:style-name="T61"><text:tab/></text:span><text:span text:style-name="T62">-d:<text:s/></text:span><text:span text:style-name="T63">dir. Para borrar una carpeta vacía.</text:span></text:p>
      <text:p text:style-name="P4"><text:span text:style-name="T64"/></text:p>
      <text:p text:style-name="P4"><text:span text:style-name="T64"/></text:p>
      <text:p text:style-name="P4"><text:span text:style-name="T65">•</text:span><text:span text:style-name="T66"><text:s/>cp:</text:span><text:span text:style-name="T67"><text:s/></text:span><text:span text:style-name="T68">Copia archivos y ficheros.</text:span></text:p>
      <text:p text:style-name="P4"><text:span text:style-name="T69"/></text:p>
      <text:p text:style-name="P4"><draw:frame text:anchor-type="as-char" svg:width="152.40mm" svg:height="43.66mm" style:rel-width="scale" style:rel-height="scale"><draw:object-ole xlink:href="OleObj9"/><draw:image xlink:href="ObjectReplacements/OleObj9"/></draw:frame><text:span text:style-name="T69"/></text:p>
      <text:p text:style-name="P4"><text:span text:style-name="T69"/></text:p>
      <text:p text:style-name="P4"><text:span text:style-name="T70"><text:tab/>-r:<text:s/></text:span><text:span text:style-name="T71">recursividad. Copia el directorio con todo lo que contine dentro.</text:span></text:p>
      <text:p text:style-name="P4"><text:span text:style-name="T72"/></text:p>
      <text:p text:style-name="P4"><draw:frame text:anchor-type="as-char" svg:width="146.58mm" svg:height="38.89mm" style:rel-width="scale" style:rel-height="scale"><draw:object-ole xlink:href="OleObj10"/><draw:image xlink:href="ObjectReplacements/OleObj10"/></draw:frame><text:span text:style-name="T72"/></text:p>
      <text:p text:style-name="P4"><text:span text:style-name="T72"/></text:p>
      <text:p text:style-name="P4"><text:span text:style-name="T72"/></text:p>
      <text:p text:style-name="P4"><text:span text:style-name="T72"/></text:p>
      <text:p text:style-name="P4"><text:span text:style-name="T73">•</text:span><text:span text:style-name="T74"><text:s/>mv:</text:span><text:span text:style-name="T75"><text:s/></text:span><text:span text:style-name="T76">Mueve y renombra archivos.</text:span></text:p>
      <text:p text:style-name="P4"><text:span text:style-name="T77"/></text:p>
      <text:p text:style-name="P4"><draw:frame text:anchor-type="as-char" svg:width="152.40mm" svg:height="14.82mm" style:rel-width="scale" style:rel-height="scale"><draw:object-ole xlink:href="OleObj11"/><draw:image xlink:href="ObjectReplacements/OleObj11"/></draw:frame><text:span text:style-name="T77"/></text:p>
      <text:p text:style-name="P4"><text:span text:style-name="T77"/></text:p>
      <text:p text:style-name="P4"><text:span text:style-name="T78"><text:tab/>-n:<text:s/></text:span><text:span text:style-name="T79">moverá el archivo a excepción de que ya exista un archivo con el mismo nombre.</text:span></text:p>
      <text:p text:style-name="P4"><text:span text:style-name="T80"/></text:p>
      <text:p text:style-name="P4"><draw:frame text:anchor-type="as-char" svg:width="152.40mm" svg:height="81.49mm" style:rel-width="scale" style:rel-height="scale"><draw:object-ole xlink:href="OleObj12"/><draw:image xlink:href="ObjectReplacements/OleObj12"/></draw:frame><text:span text:style-name="T80"/></text:p>
      <text:p text:style-name="P4"><text:span text:style-name="T80"/></text:p>
      <text:p text:style-name="P4"><text:span text:style-name="T80"/></text:p>
      <text:p text:style-name="P4"><text:span text:style-name="T81">•</text:span><text:span text:style-name="T82"><text:s/>more:<text:s/></text:span><text:span text:style-name="T83">para ver por páginas el contenido de un archivo, pero no modificarlo.</text:span></text:p>
      <text:p text:style-name="P4"><draw:frame text:anchor-type="as-char" svg:width="134.67mm" svg:height="70.64mm" style:rel-width="scale" style:rel-height="scale"><draw:object-ole xlink:href="OleObj13"/><draw:image xlink:href="ObjectReplacements/OleObj13"/></draw:frame><text:span text:style-name="T84"/></text:p>
      <text:p text:style-name="P4"><text:span text:style-name="T84"/></text:p>
      <text:p text:style-name="P4"><text:span text:style-name="T85"><text:tab/>-s:<text:s/></text:span><text:span text:style-name="T86">squeeze: reduce varias líneas en blanco en una sola.</text:span></text:p>
      <text:p text:style-name="P4"><text:span text:style-name="T87"/></text:p>
      <text:p text:style-name="P4"><draw:frame text:anchor-type="as-char" svg:width="136.26mm" svg:height="24.87mm" style:rel-width="scale" style:rel-height="scale"><draw:object-ole xlink:href="OleObj14"/><draw:image xlink:href="ObjectReplacements/OleObj14"/></draw:frame><text:span text:style-name="T87"/></text:p>
      <text:p text:style-name="P4"><text:span text:style-name="T87"/></text:p>
      <text:p text:style-name="P4"><text:span text:style-name="T87"/></text:p>
      <text:p text:style-name="P4"><text:span text:style-name="T88">•</text:span><text:span text:style-name="T89"><text:s/>cat:<text:s/></text:span><text:span text:style-name="T90">muestra varios ficheros en una única página.</text:span></text:p>
      <text:p text:style-name="P4"><draw:frame text:anchor-type="as-char" svg:width="152.40mm" svg:height="78.85mm" style:rel-width="scale" style:rel-height="scale"><draw:object-ole xlink:href="OleObj15"/><draw:image xlink:href="ObjectReplacements/OleObj15"/></draw:frame><text:span text:style-name="T91"/></text:p>
      <text:p text:style-name="P4"><text:span text:style-name="T91"/></text:p>
      <text:p text:style-name="P4"><text:span text:style-name="T92"><text:tab/>-n:<text:s/></text:span><text:span text:style-name="T93">numera las líneas.</text:span></text:p>
      <text:p text:style-name="P4"><draw:frame text:anchor-type="as-char" svg:width="152.40mm" svg:height="67.47mm" style:rel-width="scale" style:rel-height="scale"><draw:object-ole xlink:href="OleObj16"/><draw:image xlink:href="ObjectReplacements/OleObj16"/></draw:frame><text:span text:style-name="T94"/></text:p>
      <text:p text:style-name="P4"><text:span text:style-name="T94"/></text:p>
      <text:p text:style-name="P4"><text:span text:style-name="T94"/></text:p>
      <text:p text:style-name="P4"><text:span text:style-name="T95">•</text:span><text:span text:style-name="T96"><text:s/>cmp:<text:s/></text:span><text:span text:style-name="T97">compara dos archivos entre sí y te dice si son distintos y donde comparando byte por byte.</text:span></text:p>
      <text:p text:style-name="P4"><text:span text:style-name="T98"/></text:p>
      <text:p text:style-name="P4"><draw:frame text:anchor-type="as-char" svg:width="152.40mm" svg:height="47.89mm" style:rel-width="scale" style:rel-height="scale"><draw:object-ole xlink:href="OleObj17"/><draw:image xlink:href="ObjectReplacements/OleObj17"/></draw:frame><text:span text:style-name="T98"/></text:p>
      <text:p text:style-name="P4"><text:span text:style-name="T98"/></text:p>
      <text:p text:style-name="P4"><text:span text:style-name="T98"/></text:p>
      <text:p text:style-name="P5"><text:span text:style-name="T99">-b:<text:s text:c="2"/></text:span><text:span text:style-name="T100">te muestra los bytes donde difieren.</text:span></text:p>
      <text:p text:style-name="P6"><draw:frame text:anchor-type="as-char" svg:width="152.40mm" svg:height="19.58mm" style:rel-width="scale" style:rel-height="scale"><draw:object-ole xlink:href="OleObj18"/><draw:image xlink:href="ObjectReplacements/OleObj18"/></draw:frame><text:span text:style-name="T101"/></text:p>
      <text:p text:style-name="P6"><text:span text:style-name="T101"/></text:p>
      <text:p text:style-name="P6"><text:span text:style-name="T101"/></text:p>
      <text:p text:style-name="P6"><text:span text:style-name="T101"/></text:p>
      <text:p text:style-name="P6"><text:span text:style-name="T102">•</text:span><text:span text:style-name="T103"><text:s/>find:<text:s/></text:span><text:span text:style-name="T104">para buscar archivos o directorios dentro de un sistema de archivos.</text:span></text:p>
      <text:p text:style-name="P6"><text:span text:style-name="T105"/></text:p>
      <text:p text:style-name="P6"><draw:frame text:anchor-type="as-char" svg:width="129.91mm" svg:height="43.66mm" style:rel-width="scale" style:rel-height="scale"><draw:object-ole xlink:href="OleObj19"/><draw:image xlink:href="ObjectReplacements/OleObj19"/></draw:frame><text:span text:style-name="T105"/></text:p>
      <text:p text:style-name="P6"><text:span text:style-name="T106"><text:tab/>-name<text:s/></text:span><text:span text:style-name="T107">"*.txt": busca todos los ficheros que se llamen "lo que sea.txt".</text:span></text:p>
      <text:p text:style-name="P6"><text:span text:style-name="T108"/></text:p>
      <text:p text:style-name="P6"><text:span text:style-name="T108"/></text:p>
      <text:p text:style-name="P6"><text:span text:style-name="T109">•</text:span><text:span text:style-name="T110"><text:s/>touch:<text:s/></text:span><text:span text:style-name="T111">se utiliza para actualizar las marcas del tiempo o para crear nuevo archivos vacíos si no existe el archivo que especificamos.</text:span></text:p>
      <text:p text:style-name="P6"><text:span text:style-name="T112"/></text:p>
      <text:p text:style-name="P6"><text:span text:style-name="T113">Comprobamos la líneas de tiempo con<text:s/></text:span><text:span text:style-name="T114">stat</text:span><text:span text:style-name="T115"><text:s/>antes de modificar la línea de tiempo.</text:span></text:p>
      <text:p text:style-name="P6"><draw:frame text:anchor-type="as-char" svg:width="152.40mm" svg:height="47.89mm" style:rel-width="scale" style:rel-height="scale"><draw:object-ole xlink:href="OleObj20"/><draw:image xlink:href="ObjectReplacements/OleObj20"/></draw:frame><text:span text:style-name="T116"/></text:p>
      <text:p text:style-name="P6"><text:span text:style-name="T117"><text:tab/>-t:<text:s/></text:span><text:span text:style-name="T118">podemos introducir una marca que le especifiquemos, en lugar de la hora que se creo/utilizó el fichero por última vez.</text:span></text:p>
      <text:p text:style-name="P6"><text:span text:style-name="T119"/></text:p>
      <text:p text:style-name="P6"><text:span text:style-name="T120">Añadimos una nueva línea de tiempo con<text:s/></text:span><text:span text:style-name="T121">-t AñoMesDiaHoraMinuto </text:span></text:p>
      <text:p text:style-name="P6"><draw:frame text:anchor-type="as-char" svg:width="152.40mm" svg:height="42.60mm" style:rel-width="scale" style:rel-height="scale"><draw:object-ole xlink:href="OleObj21"/><draw:image xlink:href="ObjectReplacements/OleObj21"/></draw:frame><text:span text:style-name="T122"/></text:p>
      <text:p text:style-name="P6"><text:span text:style-name="T122"/></text:p>
      <text:p text:style-name="P6"><text:span text:style-name="T123">•</text:span><text:span text:style-name="T124"><text:s/>wc:<text:s/></text:span><text:span text:style-name="T125">cuenta el número de línea, palabras, bytes, caracteres...</text:span></text:p>
      <text:p text:style-name="P6"><draw:frame text:anchor-type="as-char" svg:width="130.44mm" svg:height="25.40mm" style:rel-width="scale" style:rel-height="scale"><draw:object-ole xlink:href="OleObj22"/><draw:image xlink:href="ObjectReplacements/OleObj22"/></draw:frame><text:span text:style-name="T126"/></text:p>
      <text:p text:style-name="P6"><text:span text:style-name="T127">12 líneas, 10 palabras, 90 bytes.</text:span></text:p>
      <text:p text:style-name="P7"><text:span text:style-name="T128">-l:<text:s/></text:span><text:span text:style-name="T129">líneas</text:span></text:p>
      <text:p text:style-name="P7"><text:span text:style-name="T130">-w:<text:s/></text:span><text:span text:style-name="T131">palabras</text:span></text:p>
      <text:p text:style-name="P7"><text:span text:style-name="T132">-c:<text:s/></text:span><text:span text:style-name="T133">bytes</text:span></text:p>
      <text:p text:style-name="P7"><text:span text:style-name="T134">-m:<text:s/></text:span><text:span text:style-name="T135">chars</text:span></text:p>
      <text:p text:style-name="P8"><text:span text:style-name="T136"/></text:p>
      <text:p text:style-name="P8"><text:span text:style-name="T137"><text:tab/>-L:<text:s/></text:span><text:span text:style-name="T138">muestra la longitud de la línea más larga en caracteres:</text:span></text:p>
      <text:p text:style-name="P8"><draw:frame text:anchor-type="as-char" svg:width="126.21mm" svg:height="28.84mm" style:rel-width="scale" style:rel-height="scale"><draw:object-ole xlink:href="OleObj23"/><draw:image xlink:href="ObjectReplacements/OleObj23"/></draw:frame><text:span text:style-name="T139"/></text:p>
      <text:p text:style-name="P8"><text:span text:style-name="T139"/></text:p>
      <text:p text:style-name="P8"><text:span text:style-name="T139"/></text:p>
      <text:p text:style-name="P8"><text:span text:style-name="T140">•</text:span><text:span text:style-name="T141"><text:s/>tail:<text:s/></text:span><text:span text:style-name="T142">muestra las últimas líneas de un fichero.</text:span></text:p>
      <text:p text:style-name="P8"><draw:frame text:anchor-type="as-char" svg:width="122.77mm" svg:height="61.65mm" style:rel-width="scale" style:rel-height="scale"><draw:object-ole xlink:href="OleObj24"/><draw:image xlink:href="ObjectReplacements/OleObj24"/></draw:frame><text:span text:style-name="T143"/></text:p>
      <text:p text:style-name="P8"><text:span text:style-name="T144"><text:tab/>-f:<text:s/></text:span><text:span text:style-name="T145">muestra las líneas en tiempo real.</text:span></text:p>
      <text:p text:style-name="P8"><text:span text:style-name="T146"/></text:p>
      <text:p text:style-name="P8"><text:span text:style-name="T147"><text:tab/>-n:<text:s/></text:span><text:span text:style-name="T148">muestra un número de líneas especifico.</text:span></text:p>
      <text:p text:style-name="P8"><draw:frame text:anchor-type="as-char" svg:width="135.73mm" svg:height="17.73mm" style:rel-width="scale" style:rel-height="scale"><draw:object-ole xlink:href="OleObj25"/><draw:image xlink:href="ObjectReplacements/OleObj25"/></draw:frame><text:span text:style-name="T149"/></text:p>
      <text:p text:style-name="P8"><text:span text:style-name="T149"/></text:p>
      <text:p text:style-name="P8"><text:span text:style-name="T149"/></text:p>
      <text:p text:style-name="P8"><text:span text:style-name="T149"/></text:p>
      <text:p text:style-name="P9"><text:span text:style-name="T150">Arquivos e Directorios:</text:span></text:p>
      <text:p text:style-name="P10"><text:span text:style-name="T151"/></text:p>
      <text:p text:style-name="P10"><text:span text:style-name="T152"><text:s/></text:span><text:span text:style-name="T153">•</text:span><text:span text:style-name="T154"><text:s/>cd</text:span><text:span text:style-name="T155">: para navegar entre directorio. cd para entrar.</text:span></text:p>
      <text:p text:style-name="P10"><draw:frame text:anchor-type="as-char" svg:width="133.88mm" svg:height="40.48mm" style:rel-width="scale" style:rel-height="scale"><draw:object-ole xlink:href="OleObj26"/><draw:image xlink:href="ObjectReplacements/OleObj26"/></draw:frame><text:span text:style-name="T156"/></text:p>
      <text:p text:style-name="P10"><text:span text:style-name="T156"/></text:p>
      <text:p text:style-name="P10"><text:span text:style-name="T157"><text:tab/>cd ..<text:s/></text:span><text:span text:style-name="T158">: para volver a la anterior.</text:span></text:p>
      <text:p text:style-name="P10"><text:span text:style-name="T159"/></text:p>
      <text:p text:style-name="P10"><text:span text:style-name="T160">•</text:span><text:span text:style-name="T161"><text:s/>ls</text:span><text:span text:style-name="T162">: listar. Para ver los archivos o directorios que hay en un directorio.</text:span></text:p>
      <text:p text:style-name="P10"><text:span text:style-name="T163"/></text:p>
      <text:p text:style-name="P10"><draw:frame text:anchor-type="as-char" svg:width="147.11mm" svg:height="66.94mm" style:rel-width="scale" style:rel-height="scale"><draw:object-ole xlink:href="OleObj27"/><draw:image xlink:href="ObjectReplacements/OleObj27"/></draw:frame><text:span text:style-name="T163"/></text:p>
      <text:p text:style-name="P10"><text:span text:style-name="T163"/></text:p>
      <text:p text:style-name="P10"><text:span text:style-name="T164"><text:tab/>- l:<text:s/></text:span><text:span text:style-name="T165">usa el formato de lista extensa.</text:span></text:p>
      <text:p text:style-name="P10"><text:span text:style-name="T166"><text:tab/>-a:<text:s/></text:span><text:span text:style-name="T167">muestra los ficheros que empiezan por ., es decir, los ocultos.</text:span></text:p>
      <text:p text:style-name="P10"><text:span text:style-name="T168"/></text:p>
      <text:p text:style-name="P10"><text:span text:style-name="T168"/></text:p>
      <text:p text:style-name="P10"><text:span text:style-name="T169">•</text:span><text:span text:style-name="T170"><text:s/>ln:<text:s/></text:span><text:span text:style-name="T171">Para crear enlaces duros o simbólicos a un fichero o directorio. </text:span></text:p>
      <text:p text:style-name="P10"><text:span text:style-name="T172">En el comando pwd ya creé un enlace simbólico para probarlo.</text:span></text:p>
      <text:p text:style-name="P10"><draw:frame text:anchor-type="as-char" svg:width="152.40mm" svg:height="15.88mm" style:rel-width="scale" style:rel-height="scale"><draw:object-ole xlink:href="OleObj28"/><draw:image xlink:href="ObjectReplacements/OleObj28"/></draw:frame><text:span text:style-name="T173"/></text:p>
      <text:p text:style-name="P10"><text:span text:style-name="T174">-s. enlace simbólico. </text:span></text:p>
      <text:p text:style-name="P10"><text:span text:style-name="T175"/></text:p>
      <text:p text:style-name="P10"><text:span text:style-name="T176">Enlace Duro:</text:span></text:p>
      <text:p text:style-name="P10"><text:span text:style-name="T177">-Apunta directamente al mismo conjunto de datos en el disco.</text:span></text:p>
      <text:p text:style-name="P10"><text:span text:style-name="T177">-Debe residir en el mismo sistema de archivos que el archivo original.</text:span></text:p>
      <text:p text:style-name="P10"><text:span text:style-name="T177">-Comparte el mismo número de inodo con otros enlaces duros.</text:span></text:p>
      <text:p text:style-name="P10"><text:span text:style-name="T177">-No ocupa espacio adicional en disco.</text:span></text:p>
      <text:p text:style-name="P10"><text:span text:style-name="T177">-Eliminar un enlace duro no afecta al conjunto de datos siempre que haya al menos un enlace duro restante.</text:span></text:p>
      <text:p text:style-name="P10"><text:span text:style-name="T178"/></text:p>
      <text:p text:style-name="P10"><text:span text:style-name="T179">Enlace Simbólico:</text:span></text:p>
      <text:p text:style-name="P10"><text:span text:style-name="T180">-Actúa como un puntero hacia otro archivo por su ruta.</text:span></text:p>
      <text:p text:style-name="P10"><text:span text:style-name="T180">-Puede atravesar límites de sistemas de archivos y apuntar a archivos en diferentes sistemas de archivos.</text:span></text:p>
      <text:p text:style-name="P10"><text:span text:style-name="T180">-Tiene su propio número de inodo, al igual que el archivo al que apunta.</text:span></text:p>
      <text:p text:style-name="P10"><text:span text:style-name="T180">-Ocupa espacio adicional en disco para almacenar la ruta del archivo al que apunta.</text:span></text:p>
      <text:p text:style-name="P10"><text:span text:style-name="T180">-Eliminar un enlace simbólico solo elimina el puntero; eliminar el archivo original convierte el enlace simbólico en "roto".</text:span></text:p>
      <text:p text:style-name="P10"><text:span text:style-name="T181"/></text:p>
      <text:p text:style-name="P10"><text:span text:style-name="T182">Inodo: </text:span></text:p>
      <text:p text:style-name="P10"><text:span text:style-name="T183">El número de inodo (inode number) es un identificador único asignado a cada archivo o directorio en un sistema de archivos. El inodo contiene información crucial sobre la estructura y el contenido del archivo o directorio, pero no almacena el nombre del archivo ni sus datos.</text:span></text:p>
      <text:p text:style-name="P10"><text:span text:style-name="T184"/></text:p>
      <text:p text:style-name="P10"><text:span text:style-name="T184"/></text:p>
      <text:p text:style-name="P10"><text:span text:style-name="T185">•</text:span><text:span text:style-name="T186"><text:s/>file:<text:s/></text:span><text:span text:style-name="T187">determina el tipo de un archivo y te muestra información sobre el mismo, como por ejemplo la codificación.</text:span></text:p>
      <text:p text:style-name="P10"><draw:frame text:anchor-type="as-char" svg:width="135.20mm" svg:height="49.48mm" style:rel-width="scale" style:rel-height="scale"><draw:object-ole xlink:href="OleObj29"/><draw:image xlink:href="ObjectReplacements/OleObj29"/></draw:frame><text:span text:style-name="T188"/></text:p>
      <text:p text:style-name="P10"><text:span text:style-name="T188"/></text:p>
      <text:p text:style-name="P10"><text:span text:style-name="T189"><text:tab/>*</text:span><text:span text:style-name="T190"><text:s/>para mostrar la información de todos los ficheros dentro del directorio actual.</text:span></text:p>
      <text:p text:style-name="P10"><draw:frame text:anchor-type="as-char" svg:width="136.26mm" svg:height="30.96mm" style:rel-width="scale" style:rel-height="scale"><draw:object-ole xlink:href="OleObj30"/><draw:image xlink:href="ObjectReplacements/OleObj30"/></draw:frame><text:span text:style-name="T191"/></text:p>
      <text:p text:style-name="P10"><text:span text:style-name="T191"/></text:p>
      <text:p text:style-name="P10"><text:span text:style-name="T191"/></text:p>
      <text:p text:style-name="P10"><text:span text:style-name="T192">•</text:span><text:span text:style-name="T193"><text:s/>chmod:<text:s/></text:span><text:span text:style-name="T194">sirve para gestionar los permisos de lectura, escritura o ejecución de archivos o directorios.</text:span></text:p>
      <text:p text:style-name="P10"><draw:frame text:anchor-type="as-char" svg:width="129.38mm" svg:height="40.22mm" style:rel-width="scale" style:rel-height="scale"><draw:object-ole xlink:href="OleObj31"/><draw:image xlink:href="ObjectReplacements/OleObj31"/></draw:frame><text:span text:style-name="T195"/></text:p>
      <text:p text:style-name="P10"><draw:frame text:anchor-type="as-char" svg:width="117.74mm" svg:height="46.57mm" style:rel-width="scale" style:rel-height="scale"><draw:object-ole xlink:href="OleObj32"/><draw:image xlink:href="ObjectReplacements/OleObj32"/></draw:frame><text:span text:style-name="T195"/></text:p>
      <text:p text:style-name="P10"><text:span text:style-name="T195"/></text:p>
      <text:p text:style-name="P10"><text:span text:style-name="T196">En este caso hemos usados números que representar unos permisos para creador, grupos y otros. Cada número tiene asociado determinados permisos (octal). De 0 (ningún permiso) a 7 (todos los permisos).</text:span></text:p>
      <text:p text:style-name="P10"><text:span text:style-name="T197"/></text:p>
      <text:p text:style-name="P10"><text:span text:style-name="T197"/></text:p>
      <text:p text:style-name="P10"><text:span text:style-name="T198">•</text:span><text:span text:style-name="T199"><text:s/>chown:<text:s/></text:span><text:span text:style-name="T200">Para cambiar el propietario de un fichero o archivo.</text:span></text:p>
      <text:p text:style-name="P10"><text:span text:style-name="T201">Si hacemos stat, vemos que el propietario es Uid:root.</text:span></text:p>
      <text:p text:style-name="P10"><draw:frame text:anchor-type="as-char" svg:width="152.40mm" svg:height="42.07mm" style:rel-width="scale" style:rel-height="scale"><draw:object-ole xlink:href="OleObj33"/><draw:image xlink:href="ObjectReplacements/OleObj33"/></draw:frame><text:span text:style-name="T202"/></text:p>
      <text:p text:style-name="P10"><text:span text:style-name="T202"/></text:p>
      <text:p text:style-name="P10"><text:span text:style-name="T203">Añado un nuevo usuario para cambiar el propietario del fichero.txt y cambiamos el propietarios que ahora es Usuario1.</text:span></text:p>
      <text:p text:style-name="P10"><draw:frame text:anchor-type="as-char" svg:width="152.40mm" svg:height="52.65mm" style:rel-width="scale" style:rel-height="scale"><draw:object-ole xlink:href="OleObj34"/><draw:image xlink:href="ObjectReplacements/OleObj34"/></draw:frame><text:span text:style-name="T204"/></text:p>
      <text:p text:style-name="P10"><text:span text:style-name="T204"/></text:p>
      <text:p text:style-name="P10"><text:span text:style-name="T205"><text:tab/></text:span><text:span text:style-name="T206">-c:<text:s/></text:span><text:span text:style-name="T207">changes. Te muestra la información del proceso per sólo si se hace algún cambio.</text:span></text:p>
      <text:p text:style-name="P10"><text:span text:style-name="T208"/></text:p>
      <text:p text:style-name="P10"><text:span text:style-name="T208"/></text:p>
      <text:p text:style-name="P10"><text:span text:style-name="T208"/></text:p>
      <text:p text:style-name="P10"><text:span text:style-name="T209">•</text:span><text:span text:style-name="T210"><text:s/>stat:<text:s/></text:span><text:span text:style-name="T211">te muestra información detallada sobre sistema de archivos y sus componentes.</text:span></text:p>
      <text:p text:style-name="P10"><text:span text:style-name="T212"/></text:p>
      <text:p text:style-name="P10"><draw:frame text:anchor-type="as-char" svg:width="152.40mm" svg:height="77.79mm" style:rel-width="scale" style:rel-height="scale"><draw:object-ole xlink:href="OleObj35"/><draw:image xlink:href="ObjectReplacements/OleObj35"/></draw:frame><text:span text:style-name="T212"/></text:p>
      <text:p text:style-name="P10"><text:span text:style-name="T212"/></text:p>
      <text:p text:style-name="P10"><text:span text:style-name="T213">Size:<text:s/></text:span><text:span text:style-name="T214">Tamaño del archivo en bytes.</text:span></text:p>
      <text:p text:style-name="P10"><text:span text:style-name="T215">Blocks</text:span><text:span text:style-name="T216">: Número de bloques de 512 bytes asignados al archivo.</text:span></text:p>
      <text:p text:style-name="P10"><text:span text:style-name="T217">IO Block:<text:s/></text:span><text:span text:style-name="T218">Tamaño del bloque de entrada/salida.</text:span></text:p>
      <text:p text:style-name="P10"><text:span text:style-name="T219">Device</text:span><text:span text:style-name="T220">: Número identificador del dispositivo.</text:span></text:p>
      <text:p text:style-name="P10"><text:span text:style-name="T221">Inode:<text:s/></text:span><text:span text:style-name="T222">Número de inodo (identificador único del archivo).</text:span></text:p>
      <text:p text:style-name="P10"><text:span text:style-name="T223">Links</text:span><text:span text:style-name="T224">: Número de enlaces duros al archivo.</text:span></text:p>
      <text:p text:style-name="P10"><text:span text:style-name="T225">Access:<text:s/></text:span><text:span text:style-name="T226">Permisos de acceso en formato octal.</text:span></text:p>
      <text:p text:style-name="P10"><text:span text:style-name="T227">Uid:<text:s/></text:span><text:span text:style-name="T228">Identificador de usuario del propietario.</text:span></text:p>
      <text:p text:style-name="P10"><text:span text:style-name="T229">Gid</text:span><text:span text:style-name="T230">: Identificador de grupo del propietario.</text:span></text:p>
      <text:p text:style-name="P10"><text:span text:style-name="T231">Access, Modify, Change</text:span><text:span text:style-name="T232">: Fechas de acceso, modificación y cambio respectivamente.</text:span></text:p>
      <text:p text:style-name="P10"><text:span text:style-name="T233"/></text:p>
      <text:p text:style-name="P10"><text:span text:style-name="T234"><text:tab/>-f:<text:s/></text:span><text:span text:style-name="T235">muestra el formato de salida:</text:span></text:p>
      <text:p text:style-name="P10"><draw:frame text:anchor-type="as-char" svg:width="152.40mm" svg:height="46.30mm" style:rel-width="scale" style:rel-height="scale"><draw:object-ole xlink:href="OleObj36"/><draw:image xlink:href="ObjectReplacements/OleObj36"/></draw:frame><text:span text:style-name="T236"/></text:p>
      <text:p text:style-name="P10"><text:span text:style-name="T236"/></text:p>
      <text:p text:style-name="P10"><text:span text:style-name="T236"/></text:p>
      <text:p text:style-name="P11"><text:span text:style-name="T236"/></text:p>
      <text:p text:style-name="P11"><text:span text:style-name="T236"/></text:p>
      <text:p text:style-name="P11"><text:span text:style-name="T236"/></text:p>
      <text:p text:style-name="P11"><text:span text:style-name="T236"/></text:p>
      <text:p text:style-name="P11"><text:span text:style-name="T23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